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style:snap-to-layout-gri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0.001cm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8000" fo:font-size="12pt" style:font-size-asian="12pt" style:font-size-complex="12pt"/>
    </style:style>
    <style:style style:name="P9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fo:font-size="12pt" fo:font-weight="bold" style:font-size-asian="12pt" style:font-weight-asian="bold"/>
    </style:style>
    <style:style style:name="P10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11" style:family="paragraph" style:parent-style-name="Standard">
      <style:text-properties fo:color="#ff0000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14" style:family="paragraph" style:parent-style-name="Standard">
      <style:text-properties fo:color="#ff0000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fo:font-size="12pt" fo:font-weight="bold" style:font-size-asian="12pt" style:font-weight-asian="bold" style:font-size-complex="12pt"/>
    </style:style>
    <style:style style:name="P16" style:family="paragraph" style:parent-style-name="Standard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17" style:family="paragraph" style:parent-style-name="Standard">
      <style:paragraph-properties fo:text-align="justify" style:justify-single-word="false"/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18" style:family="paragraph" style:parent-style-name="Standard">
      <style:paragraph-properties>
        <style:tab-stops>
          <style:tab-stop style:position="8.251cm"/>
        </style:tab-stops>
      </style:paragraph-properties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left="0cm" fo:margin-right="2cm" fo:text-indent="0cm" style:auto-text-indent="false"/>
    </style:style>
    <style:style style:name="P21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2cm" fo:text-indent="0cm" style:auto-text-indent="false"/>
      <style:text-properties fo:font-size="12pt" style:text-underline-style="solid" style:text-underline-width="auto" style:text-underline-color="font-color" style:font-size-asian="12pt"/>
    </style:style>
    <style:style style:name="P23" style:family="paragraph" style:parent-style-name="Standard">
      <style:paragraph-properties fo:margin-left="0cm" fo:margin-right="-0.004cm" fo:text-indent="0cm" style:auto-text-indent="false"/>
      <style:text-properties fo:font-size="12pt" style:font-size-asian="12pt"/>
    </style:style>
    <style:style style:name="P24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/>
    </style:style>
    <style:style style:name="P26" style:family="paragraph" style:parent-style-name="Standard">
      <style:paragraph-properties fo:margin-left="0cm" fo:margin-right="-0.004cm" fo:text-indent="0cm" style:auto-text-indent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1pt" style:font-size-asian="11pt" style:font-size-complex="11pt"/>
    </style:style>
    <style:style style:name="P28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29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>
      <style:paragraph-properties fo:break-before="page">
        <style:tab-stops>
          <style:tab-stop style:position="8.251cm"/>
        </style:tab-stops>
      </style:paragraph-properties>
    </style:style>
    <style:style style:name="P31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</style:style>
    <style:style style:name="P32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fo:font-size="12pt" fo:font-weight="bold" style:font-size-asian="12pt" style:font-weight-asian="bold"/>
    </style:style>
    <style:style style:name="P33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fo:font-size="3pt" style:font-size-asian="3pt" style:font-size-complex="3pt"/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fo:font-size="12pt" fo:font-weight="bold" style:font-size-asian="12pt" style:font-weight-asian="bold"/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fo:font-size="12pt" fo:font-weight="bold" style:font-size-asian="12pt" style:font-weight-asian="bold"/>
    </style:style>
    <style:style style:name="P36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2pt" style:font-size-asian="12pt"/>
    </style:style>
    <style:style style:name="P37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fo:font-size="12pt" style:font-size-asian="12pt"/>
    </style:style>
    <style:style style:name="P38" style:family="paragraph" style:parent-style-name="Standard">
      <style:paragraph-properties fo:margin-left="1cm" fo:margin-right="0cm" fo:text-align="justify" style:justify-single-word="false" fo:text-indent="-1cm" style:auto-text-indent="false"/>
    </style:style>
    <style:style style:name="P39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fo:font-size="12pt" style:font-size-asian="12pt"/>
    </style:style>
    <style:style style:name="P40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</style:style>
    <style:style style:name="P41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42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6pt" style:font-size-asian="6pt" style:font-size-complex="6pt"/>
    </style:style>
    <style:style style:name="P43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44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45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fo:font-size="14pt" fo:font-weight="bold" style:font-size-asian="14pt" style:font-weight-asian="bold"/>
    </style:style>
    <style:style style:name="P46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7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8000" fo:font-size="12pt" style:font-size-asian="12pt"/>
    </style:style>
    <style:style style:name="T8" style:family="text">
      <style:text-properties fo:color="#008000" fo:font-size="12pt" fo:font-weight="bold" style:font-size-asian="12pt" style:font-weight-asian="bold"/>
    </style:style>
    <style:style style:name="T9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ff0000" fo:font-size="12pt" style:font-size-asian="12pt"/>
    </style:style>
    <style:style style:name="T11" style:family="text">
      <style:text-properties fo:color="#ff0000" fo:font-size="12pt" style:font-size-asian="12pt" style:font-size-complex="12pt"/>
    </style:style>
    <style:style style:name="T12" style:family="text">
      <style:text-properties fo:color="#ff0000" fo:font-size="12pt" fo:font-weight="bold" style:font-size-asian="12pt" style:font-weight-asian="bold"/>
    </style:style>
    <style:style style:name="T13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4" style:family="text">
      <style:text-properties fo:color="#0000ff" fo:font-size="12pt" style:font-size-asian="12pt"/>
    </style:style>
    <style:style style:name="T15" style:family="text">
      <style:text-properties fo:color="#0000ff" fo:font-size="12pt" fo:font-weight="bold" style:font-size-asian="12pt" style:font-weight-asian="bold"/>
    </style:style>
    <style:style style:name="T16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7" style:family="text">
      <style:text-properties fo:color="#cc9900" style:font-name="Tahoma" fo:font-size="9pt" style:font-size-asian="9pt" style:font-name-complex="Tahoma" style:font-size-complex="9pt"/>
    </style:style>
    <style:style style:name="T18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19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0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name-asian="Courier New1" style:font-weight-asian="bold" style:font-name-complex="Courier New1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21">%#include </text:span><text:span text:style-name="T22">enTetesDecisionRFM</text:span><text:span text:style-name="T21">#%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6">A adresser à</text:span><text:span text:style-name="T17"> :</text:span></text:p>
            <text:p text:style-name="Standard"><text:span text:style-name="T17">pour </text:span><text:span text:style-name="T6">CCVD</text:span><text:span text:style-name="T17"> + </text:span><text:span text:style-name="T13">SAS Lsne</text:span></text:p>
          </table:table-cell>
          <table:table-cell table:style-name="Table1.B1" office:value-type="string">
            <text:p text:style-name="P8">Monsieur</text:p>
            <text:p text:style-name="P10">Carlos Madrid</text:p>
            <text:p text:style-name="P7">Médecin-dentiste conseil de</text:p>
            <text:p text:style-name="P10">l’Administration Cantonale Vaudoise</text:p>
            <text:p text:style-name="P7">Route de Berne 52</text:p>
            <text:p text:style-name="P10">1010 Lausanne</text:p>
          </table:table-cell>
        </table:table-row>
        <table:table-row table:style-name="Table1.1">
          <table:table-cell table:style-name="Table1.A1" office:value-type="string">
            <text:p text:style-name="P1"><text:span text:style-name="T16">A adresser à</text:span><text:span text:style-name="T17"> :</text:span></text:p>
            <text:p text:style-name="Standard"><text:span text:style-name="T17">pour </text:span><text:span text:style-name="T9">CCJU</text:span></text:p>
          </table:table-cell>
          <table:table-cell table:style-name="Table1.B1" office:value-type="string">
            <text:p text:style-name="P13">Monsieur</text:p>
            <text:p text:style-name="P12">Christian Mischler</text:p>
            <text:p text:style-name="P12">Médecin-dentiste conseil</text:p>
            <text:p text:style-name="P12">CM Clinique Dentaire</text:p>
            <text:p text:style-name="P12">St-Randoald 2</text:p>
            <text:p text:style-name="P12">2852 Courtételle</text:p>
            <text:p text:style-name="P17">ou</text:p>
            <text:p text:style-name="P12">Monsieur</text:p>
            <text:p text:style-name="P12">Eric Develey</text:p>
            <text:p text:style-name="P12">Médecin-dentiste conseil</text:p>
            <text:p text:style-name="P12">Av. Léopold-Robert 65</text:p>
            <text:p text:style-name="P12">2301 La Chaux-de-Fonds</text:p>
          </table:table-cell>
        </table:table-row>
      </table:table>
      <text:p text:style-name="P4"/>
      <text:p text:style-name="P19"><text:span text:style-name="T5">%=DOSSIER=%</text:span><text:bookmark-start text:name="OLE_LINK3"/><text:span text:style-name="T5"><text:tab/></text:span><text:bookmark-end text:name="OLE_LINK3"/><text:bookmark text:name="OLE_LINK4"/><text:bookmark text:name="dossier"/></text:p>
      <text:p text:style-name="P21">%=NSS=%<text:tab/><text:bookmark text:name="OLE_LINK5"/><text:bookmark text:name="AVS"/></text:p>
      <text:p text:style-name="P27"/>
      <text:p text:style-name="P27"/>
      <text:p text:style-name="P45">%=DEVIS_FACTURE=%</text:p>
      <text:p text:style-name="P26"/>
      <text:p text:style-name="P26"/>
      <text:p text:style-name="P23">%=DENTISTE=%</text:p>
      <text:p text:style-name="P24"/>
      <text:p text:style-name="P29">%=DATE_HONORAIRE=%<text:tab/>%=MONTANT=%</text:p>
      <text:p text:style-name="P25"/>
      <text:p text:style-name="P25"/>
      <text:p text:style-name="P25">%=TITRE=%</text:p>
      <text:p text:style-name="P25"/>
      <text:p text:style-name="P25">%=DEMANDE=%</text:p>
      <text:p text:style-name="P25"/>
      <text:p text:style-name="P25">%=ENVOI=%</text:p>
      <text:p text:style-name="P25"/>
      <text:p text:style-name="P25">%=PARTICIPATION=%</text:p>
      <text:p text:style-name="P25"/>
      <text:p text:style-name="P25">%=SALUTATIONS=%</text:p>
      <text:p text:style-name="P25"/>
      <text:p text:style-name="P28"><text:tab/><text:span text:style-name="T19">%#</text:span><text:span text:style-name="T20">include <text:s/>signatureRFM</text:span><text:span text:style-name="T19">#%</text:span></text:p>
      <text:p text:style-name="P22"/>
      <text:p text:style-name="P20"><text:span text:style-name="T2">%=ANNEXE=%</text:span><text:span text:style-name="T4"> : %=MENTIONNE=%</text:span></text:p>
      <text:p text:style-name="P30"><text:span text:style-name="T8">Dr Carlos Madrid</text:span><text:span text:style-name="T4"><text:tab/></text:span><text:span text:style-name="T7">L</text:span><text:span text:style-name="T14">a</text:span><text:span text:style-name="T7">u</text:span><text:span text:style-name="T14">s</text:span><text:span text:style-name="T7">a</text:span><text:span text:style-name="T14">n</text:span><text:span text:style-name="T7">n</text:span><text:span text:style-name="T14">e</text:span><text:span text:style-name="T7">, </text:span><text:span text:style-name="T14">l</text:span><text:span text:style-name="T7">e</text:span><text:span text:style-name="T14"> </text:span></text:p>
      <text:p text:style-name="P18"><text:span text:style-name="T14">Médecin-dentiste conseil de<text:tab/></text:span><text:span text:style-name="T11">Courtételle</text:span><text:span text:style-name="T10">, le </text:span></text:p>
      <text:p text:style-name="P18"><text:span text:style-name="T7">l’Administration Cantonale Vaudoise<text:tab/></text:span><text:span text:style-name="T18">ou</text:span></text:p>
      <text:p text:style-name="P18"><text:span text:style-name="T14">Route de Berne 52<text:tab/></text:span><text:span text:style-name="T10">La Chaux-de-Fonds, le </text:span></text:p>
      <text:p text:style-name="P9">1010 Lausanne</text:p>
      <text:p text:style-name="P14">Dr Christian Mischler</text:p>
      <text:p text:style-name="P11">Médecin-dentiste conseil</text:p>
      <text:p text:style-name="P11">CM Clinique Dentaire</text:p>
      <text:p text:style-name="P11">St-Randoald 2</text:p>
      <text:p text:style-name="P14">2852 Courtételle</text:p>
      <text:p text:style-name="P16">ou</text:p>
      <text:p text:style-name="P14">Dr Eric Develey</text:p>
      <text:p text:style-name="P11">Médecin-dentiste conseil</text:p>
      <text:p text:style-name="P11">Av. Léopold-Robert 65</text:p>
      <text:p text:style-name="P15">2301 La Chaux-de-Fonds</text:p>
      <text:p text:style-name="P32"><text:tab/>Caisse cantonale vaudoise</text:p>
      <text:p text:style-name="P32"><text:tab/>de compensation</text:p>
      <text:p text:style-name="P32"><text:tab/>Service des PC</text:p>
      <text:p text:style-name="P32"><text:tab/>Case postale 55</text:p>
      <text:p text:style-name="P32"><text:tab/>1815 Clarens</text:p>
      <text:p text:style-name="P33"/>
      <text:p text:style-name="P31"><text:span text:style-name="T1"><text:tab/></text:span><text:span text:style-name="T12">Caisse de compensation du Jura</text:span></text:p>
      <text:p text:style-name="P34"><text:tab/>Service des prestations</text:p>
      <text:p text:style-name="P34"><text:tab/>Rue Bel-Air 3</text:p>
      <text:p text:style-name="P34"><text:tab/>2350 Saignelégier</text:p>
      <text:p text:style-name="P33"/>
      <text:p text:style-name="P31"><text:span text:style-name="T1"><text:tab/></text:span><text:span text:style-name="T15">Agence communale</text:span></text:p>
      <text:p text:style-name="P35"><text:tab/>d'assurances sociales</text:p>
      <text:p text:style-name="P35"><text:tab/>Bureau des PC</text:p>
      <text:p text:style-name="P35"><text:tab/>Case postale 5032</text:p>
      <text:p text:style-name="P35"><text:tab/>1002 Lausanne</text:p>
      <text:p text:style-name="P6"/>
      <text:p text:style-name="P6"/>
      <text:p text:style-name="P6"/>
      <text:p text:style-name="P19"><text:span text:style-name="T5">%=DOSSIER=%</text:span><text:bookmark-start text:name="OLE_LINK31"/><text:span text:style-name="T5"><text:tab/></text:span><text:bookmark-end text:name="OLE_LINK31"/><text:bookmark text:name="OLE_LINK41"/><text:bookmark text:name="dossier1"/></text:p>
      <text:p text:style-name="P5">%=NSS=%<text:tab/></text:p>
      <text:p text:style-name="P6"/>
      <text:p text:style-name="P6"/>
      <text:p text:style-name="P6"/>
      <text:p text:style-name="P3">%=TITRE=%</text:p>
      <text:p text:style-name="P3"/>
      <text:p text:style-name="P2">%=REPONSE=%</text:p>
      <text:p text:style-name="P37"/>
      <text:p text:style-name="P38"><text:bookmark-start text:name="CaseACocher1"/><text:span text:style-name="T4"><draw:control text:anchor-type="as-char" draw:z-index="0" draw:style-name="gr1" draw:text-style-name="P47" svg:width="0.318cm" svg:height="0.318cm" draw:control="control1"/></text:span><text:bookmark-end text:name="CaseACocher1"/><text:span text:style-name="T4"><text:tab/>%=PAS_CONTACTE=%</text:span></text:p>
      <text:p text:style-name="P36"/>
      <text:p text:style-name="P38"><text:span text:style-name="T10"><draw:control text:anchor-type="as-char" draw:z-index="1" draw:style-name="gr1" draw:text-style-name="P47" svg:width="0.318cm" svg:height="0.318cm" draw:control="control2"/></text:span><text:span text:style-name="T10"><text:tab/>%=CONTACTE_DATE=%</text:span></text:p>
      <text:p text:style-name="P39"/>
      <text:p text:style-name="P38"><text:span text:style-name="T4"><draw:control text:anchor-type="as-char" draw:z-index="2" draw:style-name="gr1" draw:text-style-name="P47" svg:width="0.318cm" svg:height="0.318cm" draw:control="control3"/></text:span><text:span text:style-name="T4"><text:tab/>%=CONTACTE_SOLUTION=%</text:span></text:p>
      <text:p text:style-name="P41"/>
      <text:p text:style-name="P40"><text:span text:style-name="T4"><text:tab/></text:span><text:span text:style-name="T4"><draw:control text:anchor-type="as-char" draw:z-index="3" draw:style-name="gr1" draw:text-style-name="P47" svg:width="0.318cm" svg:height="0.318cm" draw:control="control4"/></text:span><text:span text:style-name="T4"><text:tab/>%=NOTE_CORRECTE=%</text:span></text:p>
      <text:p text:style-name="P41"/>
      <text:p text:style-name="P40"><text:span text:style-name="T4"><text:tab/></text:span><text:span text:style-name="T4"><draw:control text:anchor-type="as-char" draw:z-index="4" draw:style-name="gr1" draw:text-style-name="P47" svg:width="0.318cm" svg:height="0.318cm" draw:control="control5"/></text:span><text:span text:style-name="T4"><text:tab/>%=RAMENE=%</text:span></text:p>
      <text:p text:style-name="P42"/>
      <text:p text:style-name="P43">%=FR=% </text:p>
      <text:p text:style-name="P41"><text:soft-page-break/></text:p>
      <text:p text:style-name="P40"><text:span text:style-name="T4"><text:tab/></text:span><text:span text:style-name="T4"><draw:control text:anchor-type="as-char" draw:z-index="5" draw:style-name="gr1" draw:text-style-name="P47" svg:width="0.318cm" svg:height="0.318cm" draw:control="control6"/></text:span><text:tab/><text:span text:style-name="T4">%=TRAITEMENT=%</text:span><text:span text:style-name="T3">%=SEA=%</text:span><text:span text:style-name="T4">%=LOI=%</text:span><text:span text:style-name="T3">%=SA=%</text:span><text:span text:style-name="T4"> %=RESTE_MONTANT=%</text:span></text:p>
      <text:p text:style-name="P42"/>
      <text:p text:style-name="P44">%=FR=% </text:p>
      <text:p text:style-name="P42"/>
      <text:p text:style-name="P36"><text:tab/><text:tab/>%=DETAILS=%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3:58:00</meta:creation-date>
    <dc:creator>Mike Boillat</dc:creator>
    <dc:date>2012-02-23T15:56:40</dc:date>
    <meta:print-date>2009-07-21T14:47:00</meta:print-date>
    <meta:editing-cycles>26</meta:editing-cycles>
    <meta:editing-duration>PT3H37M5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16786808</meta:user-defined>
    <meta:document-statistic meta:table-count="1" meta:image-count="0" meta:object-count="0" meta:page-count="3" meta:paragraph-count="77" meta:word-count="194" meta:character-count="1396"/>
  </office:meta>
</office:document-meta>
</file>